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3d:vertical-segments="24" dr3d:close-front="true" dr3d:close-back="tru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standard">
      <style:graphic-properties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draw:shadow="hidden" dr3d:vertical-segments="16" dr3d:close-front="true" dr3d:close-back="true"/>
    </style:style>
    <style:style style:name="gr1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80801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2" style:family="graphic" style:parent-style-name="standard">
      <style:graphic-properties draw:stroke="none" draw:fill="solid" draw:fill-color="#808019"/>
    </style:style>
    <style:style style:name="gr13" style:family="graphic" style:parent-style-name="standard">
      <style:graphic-properties draw:marker-end="Arrow" draw:marker-end-width="0.2cm"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middle" draw:shadow="hidden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14pt" style:font-family-asian="'IPA Pゴシック'" style:font-style-name-asian="標準" style:font-family-generic-asian="modern" style:font-pitch-asian="variable" style:font-size-asian="14pt" style:font-style-asian="normal" style:font-weight-asian="normal"/>
    </style:style>
    <style:style style:name="P2" style:family="paragraph">
      <style:text-properties fo:font-family="'Times New Roman'" style:font-family-generic="roman" style:font-pitch="variable" fo:font-size="14pt" style:font-family-asian="'IPA Pゴシック'" style:font-style-name-asian="標準" style:font-family-generic-asian="modern" style:font-pitch-asian="variable" style:font-size-asian="14pt" style:font-style-asian="normal" style:font-weight-asian="normal" style:font-size-complex="18pt"/>
    </style:style>
    <style:style style:name="P3" style:family="paragraph">
      <style:text-properties fo:font-family="'Times New Roman'" style:font-family-generic="roman" style:font-pitch="variable" fo:font-size="14pt" style:font-family-asian="'IPA Pゴシック'" style:font-style-name-asian="標準" style:font-family-generic-asian="modern" style:font-pitch-asian="variable" style:font-size-asian="14pt" style:font-style-asian="normal" style:font-weight-asian="normal" style:font-size-complex="13pt"/>
    </style:style>
    <style:style style:name="P4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4pt" style:font-family-asian="'IPA Pゴシック'" style:font-style-name-asian="標準" style:font-family-generic-asian="modern" style:font-pitch-asian="variable" style:font-size-asian="14pt" style:font-style-asian="normal" style:font-weight-asian="normal" style:font-size-complex="18pt"/>
    </style:style>
    <style:style style:name="T2" style:family="text">
      <style:text-properties fo:font-family="'Times New Roman'" style:font-family-generic="roman" style:font-pitch="variable" fo:font-size="14pt" fo:font-style="italic" fo:font-weight="bold" style:font-family-asian="'IPA Pゴシック'" style:font-style-name-asian="標準" style:font-family-generic-asian="modern" style:font-pitch-asian="variable" style:font-size-asian="14pt" style:font-style-asian="normal" style:font-weight-asian="normal" style:font-size-complex="18pt" style:font-style-complex="italic" style:font-weight-complex="bold"/>
    </style:style>
    <style:style style:name="T3" style:family="text">
      <style:text-properties fo:font-family="'Times New Roman'" style:font-family-generic="roman" style:font-pitch="variable" fo:font-size="14pt" style:font-family-asian="'IPA Pゴシック'" style:font-style-name-asian="標準" style:font-family-generic-asian="modern" style:font-pitch-asian="variable" style:font-size-asian="14pt" style:font-style-asian="normal" style:font-weight-asian="normal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3d:scene draw:style-name="gr1" svg:width="4.254cm" svg:height="1.872cm" svg:x="1.7cm" svg:y="1.828cm" dr3d:transform="matrix (-0.949461815898585 0.0373522104662689 0.311652165921954 0.146849208044346 0.930389432385001 0.335873211499613 -0.277412274867768 0.364664663053056 -0.888854382490795 -0.0608267235656405cm -2.43848349468839cm 0.419949282144974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dr3d:transform="matrix (0.999968470150796 0.00775308182174783 -0.00171709829105807 -0.00771727720449448 0.99977100371238 0.0199595533138695 0.0018714531318923 -0.0199456726686637 0.999799313765002 0.000978773451415167cm 0.00103699665789979cm -0.00287331720264289cm)" svg:viewBox="0 -6250 12500 12500" svg:d="m0-6250h250 1000 1250 2500 2500 2500 2000 500l-65 1277-189 1241-308 1198-421 1148-526 1093-627 1030-720 963-806 888-888 806-963 720-1030 627-1093 526-1148 421-1198 308-1241 189-1277 65"/>
        </dr3d:scene>
        <draw:custom-shape draw:style-name="gr3" draw:text-style-name="P1" draw:layer="layout" svg:width="0.431cm" svg:height="0.403cm" draw:transform="skewX (0.759916356318188) translate (4.275cm 2.794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4.215cm" svg:y1="2.963cm" svg:x2="5.215cm" svg:y2="1.463cm">
          <text:p/>
        </draw:line>
        <draw:line draw:style-name="gr5" draw:text-style-name="P1" draw:layer="layout" svg:x1="4.434cm" svg:y1="3.017cm" svg:x2="4.315cm" svg:y2="2.863cm">
          <text:p/>
        </draw:line>
        <draw:line draw:style-name="gr5" draw:text-style-name="P1" draw:layer="layout" svg:x1="4.434cm" svg:y1="3.017cm" svg:x2="4.365cm" svg:y2="3.123cm">
          <text:p/>
        </draw:line>
        <draw:line draw:style-name="gr6" draw:text-style-name="P1" draw:layer="layout" svg:x1="2.2cm" svg:y1="2.2cm" svg:x2="2.7cm" svg:y2="2.7cm">
          <text:p/>
        </draw:line>
        <draw:frame draw:style-name="gr7" draw:text-style-name="P2" draw:layer="layout" svg:width="2.5cm" svg:height="0.784cm" svg:x="0.7cm" svg:y="1.45cm">
          <draw:text-box>
            <text:p><text:span text:style-name="T1">等電位面</text:span></text:p>
          </draw:text-box>
        </draw:frame>
        <draw:frame draw:style-name="gr8" draw:text-style-name="P2" draw:layer="layout" svg:width="2.5cm" svg:height="0.815cm" svg:x="4.2cm" svg:y="0.7cm">
          <draw:text-box>
            <text:p><text:span text:style-name="T1">電場</text:span><text:span text:style-name="T1">:</text:span><text:span text:style-name="T2">E</text:span></text:p>
          </draw:text-box>
        </draw:frame>
        <draw:frame draw:style-name="gr7" draw:text-style-name="P3" draw:layer="layout" svg:width="6.5cm" svg:height="1.317cm" svg:x="0.7cm" svg:y="3.891cm">
          <draw:text-box>
            <text:p><text:span text:style-name="T3">電場の向きと等電位面は，</text:span></text:p>
            <text:p><text:span text:style-name="T3">直交する</text:span></text:p>
          </draw:text-box>
        </draw:frame>
        <draw:custom-shape draw:style-name="gr3" draw:text-style-name="P1" draw:layer="layout" svg:width="0.5cm" svg:height="0.311cm" draw:transform="skewX (0.759043691692191) translate (3.764cm 2.386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3.813cm" svg:y1="2.505cm" svg:x2="4.313cm" svg:y2="1.005cm">
          <text:p/>
        </draw:line>
        <draw:line draw:style-name="gr5" draw:text-style-name="P1" draw:layer="layout" svg:x1="3.88cm" svg:y1="2.339cm" svg:x2="3.975cm" svg:y2="2.46cm">
          <text:p/>
        </draw:line>
        <draw:line draw:style-name="gr5" draw:text-style-name="P1" draw:layer="layout" svg:x1="3.977cm" svg:y1="2.46cm" svg:x2="3.926cm" svg:y2="2.602cm">
          <text:p/>
        </draw:line>
      </draw:page>
      <draw:page draw:name="page2" draw:style-name="dp1" draw:master-page-name="標準">
        <draw:custom-shape draw:style-name="gr9" draw:text-style-name="P4" draw:layer="layout" svg:width="3.009cm" svg:height="0.386cm" draw:transform="skewX (-1.45682632663939) rotate (-0.0884881930772841) translate (4.602cm 4.2cm)">
          <text:p/>
          <draw:enhanced-geometry svg:viewBox="0 0 21600 21600" draw:glue-points="?f6 0 10800 ?f8 ?f11 10800 ?f9 21600 10800 ?f10 ?f5 10800" draw:text-areas="?f3 ?f3 ?f4 ?f4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2.674cm" svg:height="2.499cm" draw:transform="skewX (0.0172787595947406) rotate (0.252723675688731) translate (4.213cm 1.494cm)">
          <text:p/>
          <draw:enhanced-geometry svg:viewBox="0 0 21600 21600" draw:glue-points="?f6 0 10800 ?f8 ?f11 10800 ?f9 21600 10800 ?f10 ?f5 10800" draw:text-areas="?f3 ?f3 ?f4 ?f4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3d:scene draw:style-name="gr1" svg:width="4.165cm" svg:height="3.158cm" svg:x="1.033cm" svg:y="2.046cm" dr3d:transform="matrix (0.653955458479828 -0.30853201980512 0.690760632259404 0.754235185856678 0.336998782035447 -0.563525603076176 -0.058919799220463 0.88951661797945 0.453087898313585 -0.376000944011351cm 0.389395521731172cm 0.233464420895182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0" draw:layer="layout" svg:viewBox="0 -5000 2500 10000" svg:d="m0-5000h250 250 500 500 500 250 250v10000h-250-250-500-500-500-250-250z"/>
        </dr3d:scene>
        <dr3d:scene draw:style-name="gr11" svg:width="0.5cm" svg:height="0.5cm" svg:x="2.2cm" svg:y="3.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2" draw:layer="layout"/>
        </dr3d:scene>
        <draw:line draw:style-name="gr13" draw:text-style-name="P4" draw:layer="layout" svg:x1="2.7cm" svg:y1="3.5cm" svg:x2="4.869cm" svg:y2="2.695cm">
          <text:p/>
        </draw:line>
        <draw:custom-shape draw:style-name="gr9" draw:text-style-name="P4" draw:layer="layout" svg:width="1.497cm" svg:height="1.474cm" draw:transform="skewX (-0.196873139624923) rotate (-0.571246264178823) translate (5.389cm 1.2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41cm" svg:height="0.475cm" draw:transform="skewX (-0.341910000465624) rotate (-0.663574181609305) translate (5.591cm 1.9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4.2cm" svg:y1="1.8cm" svg:x2="7.629cm" svg:y2="3.038cm">
          <text:p/>
        </draw:line>
        <draw:line draw:style-name="gr14" draw:text-style-name="P4" draw:layer="layout" svg:x1="5.7cm" svg:y1="0.601cm" svg:x2="5.7cm" svg:y2="4.2cm">
          <text:p/>
        </draw:line>
        <draw:custom-shape draw:style-name="gr9" draw:text-style-name="P4" draw:layer="layout" svg:width="2.963cm" svg:height="0.357cm" draw:transform="skewX (-1.46450577534817) rotate (-0.0884881930772841) translate (4.454cm 1.635cm)">
          <text:p/>
          <draw:enhanced-geometry svg:viewBox="0 0 21600 21600" draw:glue-points="?f6 0 10800 ?f8 ?f11 10800 ?f9 21600 10800 ?f10 ?f5 10800" draw:text-areas="?f3 ?f3 ?f4 ?f4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8-18T22:03:29.63</meta:creation-date>
    <dc:date>2011-08-18T23:46:35.82</dc:date>
    <meta:editing-duration>PT00H16M30S</meta:editing-duration>
    <meta:editing-cycles>4</meta:editing-cycles>
    <meta:generator>OpenOffice.org/3.2$Win32 OpenOffice.org_project/320m18$Build-9502</meta:generator>
    <meta:document-statistic meta:object-count="26"/>
  </office:meta>
</office:document-meta>
</file>